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EB00000188F7DFE27CB75EE79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24cm" svg:height="3.317cm" svg:x="7.776cm" svg:y="13.478cm">
          <draw:image xlink:href="Pictures/10000201000002EB00000188F7DFE27CB75EE79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4:10:07.218201197</meta:creation-date>
    <dc:date>2018-05-11T14:10:23.711604771</dc:date>
    <meta:editing-duration>PT1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